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>
      <style:text-properties officeooo:paragraph-rsid="0052250b"/>
    </style:style>
    <style:style style:name="P10" style:family="paragraph" style:parent-style-name="Standard">
      <style:text-properties officeooo:paragraph-rsid="00644659"/>
    </style:style>
    <style:style style:name="P11" style:family="paragraph" style:parent-style-name="Standard">
      <style:text-properties officeooo:paragraph-rsid="0065b742"/>
    </style:style>
    <style:style style:name="P12" style:family="paragraph" style:parent-style-name="Standard">
      <style:text-properties officeooo:paragraph-rsid="00692869"/>
    </style:style>
    <style:style style:name="P13" style:family="paragraph" style:parent-style-name="Standard">
      <style:text-properties officeooo:paragraph-rsid="006c8035"/>
    </style:style>
    <style:style style:name="P14" style:family="paragraph" style:parent-style-name="Standard">
      <style:text-properties officeooo:paragraph-rsid="006d4cb8"/>
    </style:style>
    <style:style style:name="P15" style:family="paragraph" style:parent-style-name="Standard" style:list-style-name="L1">
      <style:text-properties officeooo:paragraph-rsid="000753cf"/>
    </style:style>
    <style:style style:name="P16" style:family="paragraph" style:parent-style-name="Standard" style:list-style-name="L2">
      <style:text-properties officeooo:paragraph-rsid="000753cf"/>
    </style:style>
    <style:style style:name="P17" style:family="paragraph" style:parent-style-name="Standard" style:list-style-name="L3">
      <style:text-properties officeooo:paragraph-rsid="000753cf"/>
    </style:style>
    <style:style style:name="P18" style:family="paragraph" style:parent-style-name="Standard" style:list-style-name="L3">
      <style:text-properties officeooo:paragraph-rsid="000c4662"/>
    </style:style>
    <style:style style:name="P19" style:family="paragraph" style:parent-style-name="Standard" style:list-style-name="L4">
      <style:text-properties officeooo:paragraph-rsid="000c4662"/>
    </style:style>
    <style:style style:name="P20" style:family="paragraph" style:parent-style-name="Standard" style:list-style-name="L5">
      <style:text-properties officeooo:paragraph-rsid="000d7154"/>
    </style:style>
    <style:style style:name="P21" style:family="paragraph" style:parent-style-name="Standard" style:list-style-name="L5">
      <style:text-properties officeooo:paragraph-rsid="000d7f92"/>
    </style:style>
    <style:style style:name="P22" style:family="paragraph" style:parent-style-name="Standard" style:list-style-name="L6">
      <style:text-properties officeooo:paragraph-rsid="000d7f92"/>
    </style:style>
    <style:style style:name="P23" style:family="paragraph" style:parent-style-name="Standard" style:list-style-name="L7">
      <style:text-properties officeooo:paragraph-rsid="000d7f92"/>
    </style:style>
    <style:style style:name="P24" style:family="paragraph" style:parent-style-name="Standard" style:list-style-name="L8">
      <style:text-properties officeooo:paragraph-rsid="000ea2a3"/>
    </style:style>
    <style:style style:name="P25" style:family="paragraph" style:parent-style-name="Standard" style:list-style-name="L9">
      <style:text-properties officeooo:paragraph-rsid="000ea2a3"/>
    </style:style>
    <style:style style:name="P26" style:family="paragraph" style:parent-style-name="Standard" style:list-style-name="L10">
      <style:text-properties officeooo:paragraph-rsid="000ea2a3"/>
    </style:style>
    <style:style style:name="P27" style:family="paragraph" style:parent-style-name="Standard" style:list-style-name="L11">
      <style:text-properties officeooo:paragraph-rsid="000ea2a3"/>
    </style:style>
    <style:style style:name="P28" style:family="paragraph" style:parent-style-name="Standard" style:list-style-name="L12">
      <style:text-properties officeooo:paragraph-rsid="000f6996"/>
    </style:style>
    <style:style style:name="P29" style:family="paragraph" style:parent-style-name="Standard" style:list-style-name="L13">
      <style:text-properties officeooo:paragraph-rsid="000f6996"/>
    </style:style>
    <style:style style:name="P30" style:family="paragraph" style:parent-style-name="Standard" style:list-style-name="L14">
      <style:text-properties officeooo:paragraph-rsid="00106d57"/>
    </style:style>
    <style:style style:name="P31" style:family="paragraph" style:parent-style-name="Standard" style:list-style-name="L15">
      <style:text-properties officeooo:paragraph-rsid="00106d57"/>
    </style:style>
    <style:style style:name="P32" style:family="paragraph" style:parent-style-name="Standard" style:list-style-name="L15">
      <style:text-properties officeooo:paragraph-rsid="000f6996"/>
    </style:style>
    <style:style style:name="P33" style:family="paragraph" style:parent-style-name="Standard" style:list-style-name="L16">
      <style:text-properties officeooo:paragraph-rsid="001133cc"/>
    </style:style>
    <style:style style:name="P34" style:family="paragraph" style:parent-style-name="Standard" style:list-style-name="L17">
      <style:text-properties officeooo:paragraph-rsid="001133cc"/>
    </style:style>
    <style:style style:name="P35" style:family="paragraph" style:parent-style-name="Standard" style:list-style-name="L18">
      <style:text-properties officeooo:paragraph-rsid="001133cc"/>
    </style:style>
    <style:style style:name="P36" style:family="paragraph" style:parent-style-name="Standard" style:list-style-name="L19">
      <style:text-properties officeooo:paragraph-rsid="001133cc"/>
    </style:style>
    <style:style style:name="P37" style:family="paragraph" style:parent-style-name="Standard" style:list-style-name="L20">
      <style:text-properties officeooo:paragraph-rsid="001133cc"/>
    </style:style>
    <style:style style:name="P38" style:family="paragraph" style:parent-style-name="Standard" style:list-style-name="L21">
      <style:text-properties officeooo:paragraph-rsid="001133cc"/>
    </style:style>
    <style:style style:name="P39" style:family="paragraph" style:parent-style-name="Standard" style:list-style-name="L22">
      <style:text-properties officeooo:paragraph-rsid="001133cc"/>
    </style:style>
    <style:style style:name="P40" style:family="paragraph" style:parent-style-name="Standard" style:list-style-name="L22">
      <style:text-properties officeooo:paragraph-rsid="00260e3f"/>
    </style:style>
    <style:style style:name="P41" style:family="paragraph" style:parent-style-name="Standard" style:list-style-name="L23">
      <style:text-properties officeooo:paragraph-rsid="001133cc"/>
    </style:style>
    <style:style style:name="P42" style:family="paragraph" style:parent-style-name="Standard" style:list-style-name="L23">
      <style:text-properties officeooo:paragraph-rsid="00260e3f"/>
    </style:style>
    <style:style style:name="P43" style:family="paragraph" style:parent-style-name="Standard" style:list-style-name="L24">
      <style:text-properties officeooo:paragraph-rsid="00121423"/>
    </style:style>
    <style:style style:name="P44" style:family="paragraph" style:parent-style-name="Standard" style:list-style-name="L25">
      <style:text-properties officeooo:paragraph-rsid="00121423"/>
    </style:style>
    <style:style style:name="P45" style:family="paragraph" style:parent-style-name="Standard" style:list-style-name="L26">
      <style:text-properties officeooo:paragraph-rsid="00121423"/>
    </style:style>
    <style:style style:name="P46" style:family="paragraph" style:parent-style-name="Standard" style:list-style-name="L27">
      <style:text-properties officeooo:paragraph-rsid="00121423"/>
    </style:style>
    <style:style style:name="P47" style:family="paragraph" style:parent-style-name="Standard" style:list-style-name="L28">
      <style:text-properties officeooo:paragraph-rsid="00121423"/>
    </style:style>
    <style:style style:name="P48" style:family="paragraph" style:parent-style-name="Standard" style:list-style-name="L29">
      <style:text-properties officeooo:paragraph-rsid="00121423"/>
    </style:style>
    <style:style style:name="P49" style:family="paragraph" style:parent-style-name="Standard" style:list-style-name="L30">
      <style:text-properties officeooo:paragraph-rsid="00121423"/>
    </style:style>
    <style:style style:name="P50" style:family="paragraph" style:parent-style-name="Standard" style:list-style-name="L31">
      <style:text-properties officeooo:paragraph-rsid="00121423"/>
    </style:style>
    <style:style style:name="P51" style:family="paragraph" style:parent-style-name="Standard" style:list-style-name="L32">
      <style:text-properties officeooo:paragraph-rsid="00121423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a3b36"/>
    </style:style>
    <style:style style:name="T5" style:family="text">
      <style:text-properties officeooo:rsid="000bd76f"/>
    </style:style>
    <style:style style:name="T6" style:family="text">
      <style:text-properties officeooo:rsid="000c4662"/>
    </style:style>
    <style:style style:name="T7" style:family="text">
      <style:text-properties officeooo:rsid="000d7154"/>
    </style:style>
    <style:style style:name="T8" style:family="text">
      <style:text-properties officeooo:rsid="000d7f92"/>
    </style:style>
    <style:style style:name="T9" style:family="text">
      <style:text-properties officeooo:rsid="000de3c7"/>
    </style:style>
    <style:style style:name="T10" style:family="text">
      <style:text-properties officeooo:rsid="000ea2a3"/>
    </style:style>
    <style:style style:name="T11" style:family="text">
      <style:text-properties officeooo:rsid="00106d57"/>
    </style:style>
    <style:style style:name="T12" style:family="text">
      <style:text-properties officeooo:rsid="001133cc"/>
    </style:style>
    <style:style style:name="T13" style:family="text">
      <style:text-properties officeooo:rsid="00121423"/>
    </style:style>
    <style:style style:name="T14" style:family="text">
      <style:text-properties officeooo:rsid="0015fee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style:font-name="DejaVu Sans Mono" fo:font-size="9pt" fo:font-weight="bold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8" style:family="text">
      <style:text-properties fo:color="#008000" style:font-name="DejaVu Sans Mono" fo:font-size="9pt" fo:font-weight="bold" officeooo:rsid="000bd76f"/>
    </style:style>
    <style:style style:name="T19" style:family="text">
      <style:text-properties officeooo:rsid="00663647"/>
    </style:style>
    <style:style style:name="T20" style:family="text">
      <style:text-properties fo:color="#000000" style:font-name="DejaVu Sans Mono" fo:font-size="9pt" fo:font-weight="bold" officeooo:rsid="00773f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3511890128485947405" text:style-name="L1">
        <text:list-item>
          <text:p text:style-name="P15">字段名:姓名</text:p>
        </text:list-item>
        <text:list-item>
          <text:p text:style-name="P15">字段名:员工编号</text:p>
        </text:list-item>
        <text:list-item>
          <text:p text:style-name="P15">字段名:项目组</text:p>
        </text:list-item>
        <text:list-item>
          <text:p text:style-name="P15">字段名:职位</text:p>
        </text:list-item>
        <text:list-item>
          <text:p text:style-name="P15">字段名:学历</text:p>
        </text:list-item>
        <text:list-item>
          <text:p text:style-name="P15">字段名:专业</text:p>
        </text:list-item>
        <text:list-item>
          <text:p text:style-name="P15">字段名:毕业学校</text:p>
        </text:list-item>
        <text:list-item>
          <text:p text:style-name="P15">字段名:毕业时间</text:p>
        </text:list-item>
        <text:list-item>
          <text:p text:style-name="P15">字段名:入职时间</text:p>
        </text:list-item>
        <text:list-item>
          <text:p text:style-name="P15">字段名:在职时间<text:span text:style-name="T3">(月)</text:span></text:p>
        </text:list-item>
        <text:list-item>
          <text:p text:style-name="P15">字段名:电话号码</text:p>
        </text:list-item>
        <text:list-item>
          <text:p text:style-name="P15">字段名:出生日期</text:p>
        </text:list-item>
        <text:list-item>
          <text:p text:style-name="P15">字段名:户籍地址</text:p>
        </text:list-item>
        <text:list-item>
          <text:p text:style-name="P15">字段名:身份证号码</text:p>
        </text:list-item>
        <text:list-item>
          <text:p text:style-name="P15">字段名:银行卡号</text:p>
        </text:list-item>
        <text:list-item>
          <text:p text:style-name="P15">字段名:开户行</text:p>
        </text:list-item>
        <text:list-item>
          <text:p text:style-name="P15">字段名:邮箱</text:p>
        </text:list-item>
        <text:list-item>
          <text:p text:style-name="P15">字段名:状态</text:p>
        </text:list-item>
      </text:list>
      <text:p text:style-name="P1"><text:tab/><text:tab/><text:tab/>功能名称<text:span text:style-name="T4">2:上传附件 功能类型:编辑</text:span></text:p>
      <text:list xml:id="list8177403966192782974" text:style-name="L2">
        <text:list-item>
          <text:p text:style-name="P16">字段名:档案类型 字段类型:单选框 必填</text:p>
        </text:list-item>
        <text:list-item>
          <text:p text:style-name="P16">字段名:附件</text:p>
        </text:list-item>
      </text:list>
      <text:p text:style-name="P14"><text:tab/><text:tab/><text:tab/><text:bookmark-start text:name="__DdeLink__2858_2028871443"/>功能名称<text:span text:style-name="T5">3:导入　功能类型:编辑</text:span><text:bookmark-end text:name="__DdeLink__2858_2028871443"/><text:span text:style-name="T5"> <text:s text:c="3"/>url: <text:s text:c="2"/></text:span><text:span text:style-name="T17">staffrecords</text:span><text:span text:style-name="T18">/v1/upload</text:span></text:p>
      <text:p text:style-name="P12"><text:tab/><text:tab/><text:tab/><text:bookmark-start text:name="__DdeLink__2861_2028871443"/>新增导入模板下载<text:bookmark-end text:name="__DdeLink__2861_2028871443"/> <text:s text:c="2"/><text:span text:style-name="T19">url:</text:span><text:span text:style-name="T16">staffrecords</text:span><text:span text:style-name="T15">/v1/templateExcel</text:span></text:p>
      <text:p text:style-name="P12"><text:span text:style-name="T15"><text:tab/><text:tab/><text:tab/></text:span><text:span text:style-name="T20">查看附件，附件下载，附件删除功能</text:span></text:p>
      <text:p text:style-name="P10"><text:tab/><text:tab/>导航名_<text:span text:style-name="T5">2:离职员工信息　　　 <text:s text:c="10"/></text:span></text:p>
      <text:p text:style-name="P13"><text:tab/><text:tab/><text:tab/>功能名称<text:span text:style-name="T5">1:列表 功能类型:网格 <text:s/></text:span><text:bookmark-start text:name="__DdeLink__2864_2028871443"/><text:span text:style-name="T5">url: <text:s text:c="2"/></text:span><text:span text:style-name="T17">staffrecords</text:span><text:span text:style-name="T18">/v1/</text:span><text:bookmark-end text:name="__DdeLink__2864_2028871443"/><text:span text:style-name="T18">dimission/maps</text:span></text:p>
      <text:list xml:id="list1619104553113087678" text:style-name="L3">
        <text:list-item>
          <text:p text:style-name="P17">字段名:姓名</text:p>
        </text:list-item>
        <text:list-item>
          <text:p text:style-name="P17">字段名:员工编号</text:p>
        </text:list-item>
        <text:list-item>
          <text:p text:style-name="P17">字段名:项目组</text:p>
        </text:list-item>
        <text:list-item>
          <text:p text:style-name="P17">字段名:职位</text:p>
        </text:list-item>
        <text:list-item>
          <text:p text:style-name="P17">字段名:学历</text:p>
        </text:list-item>
        <text:list-item>
          <text:p text:style-name="P17">字段名:专业</text:p>
        </text:list-item>
        <text:list-item>
          <text:p text:style-name="P18">字段名:毕业学校</text:p>
        </text:list-item>
        <text:list-item>
          <text:p text:style-name="P18">字段名:毕业时间</text:p>
        </text:list-item>
        <text:list-item>
          <text:p text:style-name="P18">字段名:入职时间</text:p>
        </text:list-item>
        <text:list-item>
          <text:p text:style-name="P18">字段名:在职时间<text:span text:style-name="T3">(月)</text:span></text:p>
        </text:list-item>
        <text:list-item>
          <text:p text:style-name="P18">字段名:电话号码</text:p>
        </text:list-item>
        <text:list-item>
          <text:p text:style-name="P18">字段名:出生日期</text:p>
        </text:list-item>
        <text:list-item>
          <text:p text:style-name="P18">字段名:户籍地址</text:p>
        </text:list-item>
        <text:list-item>
          <text:p text:style-name="P18">字段名:身份证号码</text:p>
        </text:list-item>
        <text:list-item>
          <text:p text:style-name="P18"><text:soft-page-break/>字段名:银行卡号</text:p>
        </text:list-item>
        <text:list-item>
          <text:p text:style-name="P18">字段名:开户行</text:p>
        </text:list-item>
        <text:list-item>
          <text:p text:style-name="P18">字段名:离职日期</text:p>
        </text:list-item>
        <text:list-item>
          <text:p text:style-name="P18">字段名:备注</text:p>
        </text:list-item>
        <text:list-item>
          <text:p text:style-name="P18">字段名:状态</text:p>
        </text:list-item>
      </text:list>
      <text:p text:style-name="P11"><text:tab/><text:tab/><text:tab/><text:tab/>功能名称２<text:span text:style-name="T5">:导入　功能类型:编辑 <text:s text:c="8"/>url:</text:span><text:span text:style-name="T16">staffrecords</text:span><text:span text:style-name="T15">/v1/dimission/upload</text:span></text:p>
      <text:p text:style-name="P9"><text:tab/><text:tab/><text:tab/><text:tab/>新增导入模板下载功能<text:tab/><text:span text:style-name="T19">url:</text:span><text:span text:style-name="T16">staffrecords</text:span><text:span text:style-name="T15">/v1/templateExcel</text:span></text:p>
      <text:p text:style-name="P2"><text:tab/><text:tab/>导航下拉条_<text:span text:style-name="T6">2:档案管理</text:span></text:p>
      <text:p text:style-name="P2"><text:tab/><text:tab/><text:tab/>导航名_<text:span text:style-name="T10">1:人员资质</text:span></text:p>
      <text:p text:style-name="P2"><text:tab/><text:tab/><text:tab/><text:tab/>功能名称<text:span text:style-name="T6">1:列表 功能类型:网格</text:span></text:p>
      <text:list xml:id="list5139864917654729399" text:style-name="L4">
        <text:list-item>
          <text:p text:style-name="P19">字段名:姓名</text:p>
        </text:list-item>
        <text:list-item>
          <text:p text:style-name="P19">字段名:性别</text:p>
        </text:list-item>
        <text:list-item>
          <text:p text:style-name="P19">字段名:身份证号</text:p>
        </text:list-item>
        <text:list-item>
          <text:p text:style-name="P19">字段名:劳动关系类型</text:p>
        </text:list-item>
        <text:list-item>
          <text:p text:style-name="P19">字段名:社保购买类型</text:p>
        </text:list-item>
        <text:list-item>
          <text:p text:style-name="P19">字段名:资质证书<text:span text:style-name="T7">1</text:span></text:p>
        </text:list-item>
        <text:list-item>
          <text:p text:style-name="P19">字段名:查询网站链接</text:p>
        </text:list-item>
        <text:list-item>
          <text:p text:style-name="P19">字段名:证书有效期限</text:p>
        </text:list-item>
        <text:list-item>
          <text:p text:style-name="P19">字段名:资质证书<text:span text:style-name="T7">2</text:span></text:p>
        </text:list-item>
        <text:list-item>
          <text:p text:style-name="P19">字段名:查询网站链接</text:p>
        </text:list-item>
        <text:list-item>
          <text:p text:style-name="P19">字段名:证书有效期限</text:p>
        </text:list-item>
        <text:list-item>
          <text:p text:style-name="P19">字段名:备注信息</text:p>
        </text:list-item>
      </text:list>
      <text:p text:style-name="P2"><text:tab/><text:tab/><text:tab/><text:tab/>功能名称<text:span text:style-name="T7">2:添加 功能类型:编辑</text:span></text:p>
      <text:list xml:id="list2045621212793748462" text:style-name="L5">
        <text:list-item>
          <text:p text:style-name="P20">字段名:姓名 字段类型:单选框 必填</text:p>
        </text:list-item>
        <text:list-item>
          <text:p text:style-name="P20">字段名:劳动关系类型 字段类型:单选框 必填</text:p>
        </text:list-item>
        <text:list-item>
          <text:p text:style-name="P20">字段名:社保购买类型 字段类型:单选框 必填</text:p>
        </text:list-item>
        <text:list-item>
          <text:p text:style-name="P20">字段名:资质证书<text:span text:style-name="T7">1 字段类型:文本框 必填</text:span></text:p>
        </text:list-item>
        <text:list-item>
          <text:p text:style-name="P20">字段名:查询网站链接 字段类型:文本框 必填</text:p>
        </text:list-item>
        <text:list-item>
          <text:p text:style-name="P20">字段名:证书有效期限 字段类型:文本框 必填</text:p>
        </text:list-item>
        <text:list-item>
          <text:p text:style-name="P20">字段名:资质证书<text:span text:style-name="T7">2 字段类型:文本框 非必填</text:span></text:p>
        </text:list-item>
        <text:list-item>
          <text:p text:style-name="P21">字段名:查询网站链接<text:span text:style-name="T7"> 字段类型:文本框 非必填</text:span></text:p>
        </text:list-item>
        <text:list-item>
          <text:p text:style-name="P21">字段名:证书有效期限<text:span text:style-name="T7"> 字段类型:文本框 非必填</text:span></text:p>
        </text:list-item>
        <text:list-item>
          <text:p text:style-name="P21">字段名:备注信息<text:span text:style-name="T7"> 字段类型:文本框 非必填</text:span></text:p>
        </text:list-item>
      </text:list>
      <text:p text:style-name="P3"><text:tab/><text:tab/><text:tab/><text:tab/>功能名称<text:span text:style-name="T8">3:编辑 功能类型:编辑</text:span></text:p>
      <text:list xml:id="list4756562207688007265" text:style-name="L6">
        <text:list-item>
          <text:p text:style-name="P22">字段名:姓名 字段类型:单选框 必填</text:p>
        </text:list-item>
        <text:list-item>
          <text:p text:style-name="P22">字段名:劳动关系类型 字段类型:单选框 必填</text:p>
        </text:list-item>
        <text:list-item>
          <text:p text:style-name="P22">字段名:社保购买类型 字段类型:单选框 必填</text:p>
        </text:list-item>
        <text:list-item>
          <text:p text:style-name="P22">字段名:资质证书<text:span text:style-name="T7">1 字段类型:文本框 必填</text:span></text:p>
        </text:list-item>
        <text:list-item>
          <text:p text:style-name="P22">字段名:查询网站链接 字段类型:文本框 必填</text:p>
        </text:list-item>
        <text:list-item>
          <text:p text:style-name="P22">字段名:证书有效期限 字段类型:文本框 必填</text:p>
        </text:list-item>
        <text:list-item>
          <text:p text:style-name="P22">字段名:资质证书<text:span text:style-name="T7">2 字段类型:文本框 非必填</text:span></text:p>
        </text:list-item>
        <text:list-item>
          <text:p text:style-name="P22">字段名:查询网站链接<text:span text:style-name="T7"> 字段类型:文本框 非必填</text:span></text:p>
        </text:list-item>
        <text:list-item>
          <text:p text:style-name="P22">字段名:证书有效期限<text:span text:style-name="T7"> 字段类型:文本框 非必填</text:span></text:p>
        </text:list-item>
        <text:list-item>
          <text:p text:style-name="P22">字段名:备注信息<text:span text:style-name="T7"> 字段类型:文本框 非必填</text:span></text:p>
        </text:list-item>
      </text:list>
      <text:p text:style-name="P3"><text:tab/><text:tab/><text:tab/><text:tab/>功能名称<text:span text:style-name="T9">4:删除 功能类型:编辑</text:span></text:p>
      <text:p text:style-name="P3"><text:tab/><text:tab/><text:tab/><text:tab/>功能名称<text:span text:style-name="T10">5:上传附件 功能类型:编辑</text:span></text:p>
      <text:p text:style-name="P3"><text:soft-page-break/><text:tab/><text:tab/><text:tab/>导航名_<text:span text:style-name="T10">2:档案调阅</text:span></text:p>
      <text:p text:style-name="P3"><text:tab/><text:tab/><text:tab/><text:tab/>功能名称<text:span text:style-name="T10">1:列表 功能类型:网格</text:span></text:p>
      <text:list xml:id="list996696910177921734" text:style-name="L7">
        <text:list-item>
          <text:p text:style-name="P23">字段名:姓名</text:p>
        </text:list-item>
        <text:list-item>
          <text:p text:style-name="P23">字段名:开始日期</text:p>
        </text:list-item>
        <text:list-item>
          <text:p text:style-name="P23">字段名:结束日期</text:p>
        </text:list-item>
        <text:list-item>
          <text:p text:style-name="P23">字段名:调阅人</text:p>
        </text:list-item>
        <text:list-item>
          <text:p text:style-name="P23">字段名:原因</text:p>
        </text:list-item>
        <text:list-item>
          <text:p text:style-name="P23">字段名:福利模块</text:p>
        </text:list-item>
        <text:list-item>
          <text:p text:style-name="P23">字段名:审核意见</text:p>
        </text:list-item>
        <text:list-item>
          <text:p text:style-name="P23">字段名:总经办</text:p>
        </text:list-item>
        <text:list-item>
          <text:p text:style-name="P23">字段名:审核意见</text:p>
        </text:list-item>
        <text:list-item>
          <text:p text:style-name="P23">字段名:审核状态</text:p>
        </text:list-item>
        <text:list-item>
          <text:p text:style-name="P23">字段名:是否到期</text:p>
        </text:list-item>
      </text:list>
      <text:p text:style-name="P3"><text:tab/><text:tab/><text:tab/><text:tab/>功能名称<text:span text:style-name="T10">2:申请调阅 功能类型:编辑</text:span></text:p>
      <text:list xml:id="list2784866761766026402" text:style-name="L8">
        <text:list-item>
          <text:p text:style-name="P24">字段名:开始日期 字段类型:日期框 必填</text:p>
        </text:list-item>
        <text:list-item>
          <text:p text:style-name="P24">字段名:结束日期 字段类型:日期框 必填</text:p>
        </text:list-item>
        <text:list-item>
          <text:p text:style-name="P24">字段名:调阅人 字段类型:多选框 必填</text:p>
        </text:list-item>
        <text:list-item>
          <text:p text:style-name="P24">字段名:原因 字段类型:文本框 必填</text:p>
        </text:list-item>
      </text:list>
      <text:p text:style-name="P4"><text:tab/><text:tab/><text:tab/><text:tab/>功能名称<text:span text:style-name="T10">3:编辑 功能类型:编辑</text:span></text:p>
      <text:list xml:id="list4609836783729397394" text:style-name="L9">
        <text:list-item>
          <text:p text:style-name="P25">字段名:开始日期 字段类型:日期框 必填</text:p>
        </text:list-item>
        <text:list-item>
          <text:p text:style-name="P25">字段名:结束日期 字段类型:日期框 必填</text:p>
        </text:list-item>
        <text:list-item>
          <text:p text:style-name="P25">字段名:调阅人 字段类型:多选框 必填</text:p>
        </text:list-item>
        <text:list-item>
          <text:p text:style-name="P25">字段名:原因 字段类型:文本框 必填</text:p>
        </text:list-item>
      </text:list>
      <text:p text:style-name="P4"><text:tab/><text:tab/><text:tab/><text:tab/>功能名称<text:span text:style-name="T10">4:删除 功能类型:编辑</text:span></text:p>
      <text:p text:style-name="P4"><text:tab/><text:tab/><text:tab/><text:tab/>功能名称<text:span text:style-name="T10">5:审核 功能类型:编辑</text:span></text:p>
      <text:list xml:id="list6041578992506234597" text:style-name="L10">
        <text:list-item>
          <text:p text:style-name="P26">字段名:是否通过 字段类型:开关按钮 默认:否 </text:p>
        </text:list-item>
        <text:list-item>
          <text:p text:style-name="P26">字段名:意见 字段类型:文本框 必填</text:p>
        </text:list-item>
      </text:list>
      <text:p text:style-name="P4"><text:tab/><text:tab/><text:tab/>导航名_<text:span text:style-name="T10">4:档案明细</text:span></text:p>
      <text:p text:style-name="P4"><text:tab/><text:tab/><text:tab/><text:tab/>功能名称<text:span text:style-name="T10">1:列表 功能类型:网格</text:span></text:p>
      <text:list xml:id="list6717352524807548966" text:style-name="L11">
        <text:list-item>
          <text:p text:style-name="P27">字段名:地区</text:p>
        </text:list-item>
        <text:list-item>
          <text:p text:style-name="P27">字段名:姓名</text:p>
        </text:list-item>
        <text:list-item>
          <text:p text:style-name="P27">字段名:员工编号</text:p>
        </text:list-item>
        <text:list-item>
          <text:p text:style-name="P27">字段名:项目组</text:p>
        </text:list-item>
        <text:list-item>
          <text:p text:style-name="P27">字段名:岗位</text:p>
        </text:list-item>
        <text:list-item>
          <text:p text:style-name="P27">字段名:技能等级</text:p>
        </text:list-item>
        <text:list-item>
          <text:p text:style-name="P27">字段名:管理等级</text:p>
        </text:list-item>
        <text:list-item>
          <text:p text:style-name="P27">字段名:奖励</text:p>
        </text:list-item>
        <text:list-item>
          <text:p text:style-name="P27">字段名:处罚</text:p>
        </text:list-item>
        <text:list-item>
          <text:p text:style-name="P27">字段名:身份证有效期</text:p>
        </text:list-item>
        <text:list-item>
          <text:p text:style-name="P27">字段名:劳动合同</text:p>
        </text:list-item>
        <text:list-item>
          <text:p text:style-name="P27">字段名:培训协议</text:p>
        </text:list-item>
        <text:list-item>
          <text:p text:style-name="P27">字段名:保密协议</text:p>
        </text:list-item>
        <text:list-item>
          <text:p text:style-name="P27">字段名:竞业协议</text:p>
        </text:list-item>
        <text:list-item>
          <text:p text:style-name="P27">字段名:简历</text:p>
        </text:list-item>
        <text:list-item>
          <text:p text:style-name="P27">字段名:照片</text:p>
        </text:list-item>
        <text:list-item>
          <text:p text:style-name="P27">字段名:身份证</text:p>
        </text:list-item>
        <text:list-item>
          <text:p text:style-name="P27"><text:soft-page-break/>字段名:学历证</text:p>
        </text:list-item>
        <text:list-item>
          <text:p text:style-name="P27">字段名:银行卡</text:p>
        </text:list-item>
        <text:list-item>
          <text:p text:style-name="P27">字段名:求职登记表</text:p>
        </text:list-item>
        <text:list-item>
          <text:p text:style-name="P27">字段名:入职登记表</text:p>
        </text:list-item>
        <text:list-item>
          <text:p text:style-name="P27">字段名:面谈确认单</text:p>
        </text:list-item>
        <text:list-item>
          <text:p text:style-name="P27">字段名:转正审批表</text:p>
        </text:list-item>
        <text:list-item>
          <text:p text:style-name="P27">字段名:资格证书</text:p>
        </text:list-item>
        <text:list-item>
          <text:p text:style-name="P27">字段名:存放路径</text:p>
        </text:list-item>
        <text:list-item>
          <text:p text:style-name="P27">字段名:备注</text:p>
        </text:list-item>
        <text:list-item>
          <text:p text:style-name="P27">字段名:状态</text:p>
        </text:list-item>
      </text:list>
      <text:p text:style-name="P4"><text:tab/><text:tab/><text:tab/><text:tab/>功能名称2:添加 功能类型:编辑</text:p>
      <text:list xml:id="list7811562041926006174" text:style-name="L12">
        <text:list-item>
          <text:p text:style-name="P28">字段名:姓名 字段类型:单选框 必填</text:p>
        </text:list-item>
        <text:list-item>
          <text:p text:style-name="P28">字段名:身份证有效期 字段类型:文本框 必填</text:p>
        </text:list-item>
        <text:list-item>
          <text:p text:style-name="P28">字段名:劳动合同 字段类型:开关按钮 默认:没有</text:p>
        </text:list-item>
        <text:list-item>
          <text:p text:style-name="P28">字段名:培训协议 字段类型:开关按钮 默认:没有</text:p>
        </text:list-item>
        <text:list-item>
          <text:p text:style-name="P28">字段名:保密协议 字段类型:开关按钮 默认:没有</text:p>
        </text:list-item>
        <text:list-item>
          <text:p text:style-name="P28">字段名:竞业协议 字段类型:开关按钮 默认:没有</text:p>
        </text:list-item>
        <text:list-item>
          <text:p text:style-name="P28">字段名:简历 字段类型:开关按钮 默认:没有</text:p>
        </text:list-item>
        <text:list-item>
          <text:p text:style-name="P28">字段名:照片 字段类型:开关按钮 默认:没有</text:p>
        </text:list-item>
        <text:list-item>
          <text:p text:style-name="P28">字段名:身份证 字段类型:开关按钮 默认:没有</text:p>
        </text:list-item>
        <text:list-item>
          <text:p text:style-name="P28">字段名:学历证 字段类型:开关按钮 默认:没有</text:p>
        </text:list-item>
        <text:list-item>
          <text:p text:style-name="P28">字段名:银行卡 字段类型:开关按钮 默认:没有</text:p>
        </text:list-item>
        <text:list-item>
          <text:p text:style-name="P28">字段名:求职登记表 字段类型:开关按钮 默认:没有</text:p>
        </text:list-item>
        <text:list-item>
          <text:p text:style-name="P28">字段名:入职登记表 字段类型:开关按钮 默认:没有</text:p>
        </text:list-item>
        <text:list-item>
          <text:p text:style-name="P28">字段名:面谈确认单 字段类型:开关按钮 默认:没有</text:p>
        </text:list-item>
        <text:list-item>
          <text:p text:style-name="P28">字段名:转正审批表 字段类型:开关按钮 默认:没有</text:p>
        </text:list-item>
        <text:list-item>
          <text:p text:style-name="P28">字段名:资格证书 字段类型:开关按钮 默认:没有</text:p>
        </text:list-item>
        <text:list-item>
          <text:p text:style-name="P28">字段名:存放路径 字段类型:文本框 非必填</text:p>
        </text:list-item>
        <text:list-item>
          <text:p text:style-name="P28">字段名:备注 <text:s/>字段类型:文本框 非必填</text:p>
        </text:list-item>
      </text:list>
      <text:p text:style-name="P5"><text:tab/><text:tab/><text:tab/><text:tab/>功能名称3:编辑 功能类型:编辑</text:p>
      <text:list xml:id="list7041634104583661942" text:style-name="L13">
        <text:list-item>
          <text:p text:style-name="P29">字段名:姓名 字段类型:单选框 必填</text:p>
        </text:list-item>
        <text:list-item>
          <text:p text:style-name="P29">字段名:身份证有效期 字段类型:文本框 必填</text:p>
        </text:list-item>
        <text:list-item>
          <text:p text:style-name="P29">字段名:劳动合同 字段类型:开关按钮</text:p>
        </text:list-item>
        <text:list-item>
          <text:p text:style-name="P29">字段名:培训协议 字段类型:开关按钮</text:p>
        </text:list-item>
        <text:list-item>
          <text:p text:style-name="P29">字段名:保密协议 字段类型:开关按钮</text:p>
        </text:list-item>
        <text:list-item>
          <text:p text:style-name="P29">字段名:竞业协议 字段类型:开关按钮</text:p>
        </text:list-item>
        <text:list-item>
          <text:p text:style-name="P29">字段名:简历 字段类型:开关按钮</text:p>
        </text:list-item>
        <text:list-item>
          <text:p text:style-name="P29">字段名:照片 字段类型:开关按钮</text:p>
        </text:list-item>
        <text:list-item>
          <text:p text:style-name="P29">字段名:身份证 字段类型:开关按钮</text:p>
        </text:list-item>
        <text:list-item>
          <text:p text:style-name="P29">字段名:学历证 字段类型:开关按钮</text:p>
        </text:list-item>
        <text:list-item>
          <text:p text:style-name="P29">字段名:银行卡 字段类型:开关按钮</text:p>
        </text:list-item>
        <text:list-item>
          <text:p text:style-name="P29">字段名:求职登记表 字段类型:开关按钮</text:p>
        </text:list-item>
        <text:list-item>
          <text:p text:style-name="P29">字段名:入职登记表 字段类型:开关按钮</text:p>
        </text:list-item>
        <text:list-item>
          <text:p text:style-name="P29">字段名:面谈确认单 字段类型:开关按钮</text:p>
        </text:list-item>
        <text:list-item>
          <text:p text:style-name="P29">字段名:转正审批表 字段类型:开关按钮</text:p>
        </text:list-item>
        <text:list-item>
          <text:p text:style-name="P29">字段名:资格证书 字段类型:开关按钮</text:p>
        </text:list-item>
        <text:list-item>
          <text:p text:style-name="P29"><text:soft-page-break/>字段名:存放路径 字段类型:文本框 非必填</text:p>
        </text:list-item>
        <text:list-item>
          <text:p text:style-name="P29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6453279241694666013" text:style-name="L14">
        <text:list-item>
          <text:p text:style-name="P30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103714936266557870" text:style-name="L15">
        <text:list-item>
          <text:p text:style-name="P31">字段名:地区</text:p>
        </text:list-item>
        <text:list-item>
          <text:p text:style-name="P32">字段名:姓名</text:p>
        </text:list-item>
        <text:list-item>
          <text:p text:style-name="P32">字段名:员工编号</text:p>
        </text:list-item>
        <text:list-item>
          <text:p text:style-name="P32">字段名:项目组</text:p>
        </text:list-item>
        <text:list-item>
          <text:p text:style-name="P32">字段名:岗位</text:p>
        </text:list-item>
        <text:list-item>
          <text:p text:style-name="P32">字段名:自愿放弃购买社保协议书</text:p>
        </text:list-item>
        <text:list-item>
          <text:p text:style-name="P32">字段名:转正定级档案收集</text:p>
        </text:list-item>
        <text:list-item>
          <text:p text:style-name="P32">字段名:调动/任命</text:p>
        </text:list-item>
        <text:list-item>
          <text:p text:style-name="P32">字段名:岗位晋升</text:p>
        </text:list-item>
        <text:list-item>
          <text:p text:style-name="P32">字段名:技能评定</text:p>
        </text:list-item>
        <text:list-item>
          <text:p text:style-name="P32">字段名:特批补助</text:p>
        </text:list-item>
        <text:list-item>
          <text:p text:style-name="P32">字段名:技能证书</text:p>
        </text:list-item>
        <text:list-item>
          <text:p text:style-name="P32">字段名:其他档案</text:p>
        </text:list-item>
      </text:list>
      <text:p text:style-name="P6"><text:tab/><text:tab/><text:tab/><text:tab/>功能名称<text:span text:style-name="T11">2:添加 功能类型:编辑</text:span></text:p>
      <text:list xml:id="list7018841790058107024" text:style-name="L16">
        <text:list-item>
          <text:p text:style-name="P33">字段名:姓名 字段类型:单选框 必填</text:p>
        </text:list-item>
        <text:list-item>
          <text:p text:style-name="P33">字段名:自愿放弃购买社保协议书 </text:p>
        </text:list-item>
        <text:list-item>
          <text:p text:style-name="P33">字段名:转正定级档案收集 字段类型:开关按钮 默认:没有</text:p>
        </text:list-item>
        <text:list-item>
          <text:p text:style-name="P33">字段名:调动/任命 字段类型:文本框 非必填</text:p>
        </text:list-item>
        <text:list-item>
          <text:p text:style-name="P33">字段名:岗位晋升 字段类型:文本框 非必填</text:p>
        </text:list-item>
        <text:list-item>
          <text:p text:style-name="P33">字段名:技能评定 字段类型:文本框 非必填</text:p>
        </text:list-item>
        <text:list-item>
          <text:p text:style-name="P33">字段名:特批补助 字段类型:文本框 非必填</text:p>
        </text:list-item>
        <text:list-item>
          <text:p text:style-name="P33">字段名:技能证书 字段类型:文本框 非必填</text:p>
        </text:list-item>
        <text:list-item>
          <text:p text:style-name="P33">字段名:其他档案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6545175813874429437" text:style-name="L17">
        <text:list-item>
          <text:p text:style-name="P34">字段名:姓名 字段类型:单选框 必填</text:p>
        </text:list-item>
        <text:list-item>
          <text:p text:style-name="P34">字段名:自愿放弃购买社保协议书 </text:p>
        </text:list-item>
        <text:list-item>
          <text:p text:style-name="P34">字段名:转正定级档案收集 字段类型:开关按钮 默认:没有</text:p>
        </text:list-item>
        <text:list-item>
          <text:p text:style-name="P34">字段名:调动/任命 字段类型:文本框 非必填</text:p>
        </text:list-item>
        <text:list-item>
          <text:p text:style-name="P34">字段名:岗位晋升 字段类型:文本框 非必填</text:p>
        </text:list-item>
        <text:list-item>
          <text:p text:style-name="P34">字段名:技能评定 字段类型:文本框 非必填</text:p>
        </text:list-item>
        <text:list-item>
          <text:p text:style-name="P34">字段名:特批补助 字段类型:文本框 非必填</text:p>
        </text:list-item>
        <text:list-item>
          <text:p text:style-name="P34">字段名:技能证书 字段类型:文本框 非必填</text:p>
        </text:list-item>
        <text:list-item>
          <text:p text:style-name="P34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2">3:对外信息管理</text:span></text:p>
      <text:p text:style-name="P7"><text:tab/><text:tab/><text:tab/>导航名_<text:span text:style-name="T12">1:</text:span><text:bookmark-start text:name="__DdeLink__833_1396048250"/><text:span text:style-name="T12">对外人员基本信息设置</text:span><text:bookmark-end text:name="__DdeLink__833_1396048250"/></text:p>
      <text:p text:style-name="P7"><text:tab/><text:tab/><text:tab/><text:tab/>功能名称<text:span text:style-name="T12">1:列表 功能类型:网格</text:span></text:p>
      <text:list xml:id="list5922231211234460176" text:style-name="L18">
        <text:list-item>
          <text:p text:style-name="P35">字段名:类型</text:p>
        </text:list-item>
        <text:list-item>
          <text:p text:style-name="P35"><text:soft-page-break/>字段名:描述</text:p>
        </text:list-item>
        <text:list-item>
          <text:p text:style-name="P35">字段名:状态</text:p>
        </text:list-item>
      </text:list>
      <text:p text:style-name="P7"><text:tab/><text:tab/><text:tab/><text:tab/>功能名称<text:span text:style-name="T12">2:添加 功能类型:编辑</text:span></text:p>
      <text:list xml:id="list5566218944381715237" text:style-name="L19">
        <text:list-item>
          <text:p text:style-name="P36">字段名:类型 字段类型:文本框 必填</text:p>
        </text:list-item>
        <text:list-item>
          <text:p text:style-name="P36">字段名:描述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378674808874606009" text:style-name="L20">
        <text:list-item>
          <text:p text:style-name="P37">字段名:类型 字段类型:文本框 必填</text:p>
        </text:list-item>
        <text:list-item>
          <text:p text:style-name="P37">字段名:描述 字段类型:文本框 非必填</text:p>
        </text:list-item>
      </text:list>
      <text:p text:style-name="P7"><text:tab/><text:tab/><text:tab/><text:tab/>功能名称<text:span text:style-name="T12">4:删除 功能类型:编辑</text:span></text:p>
      <text:p text:style-name="P7"><text:tab/><text:tab/><text:tab/><text:tab/>功能名称<text:span text:style-name="T12">5:冻结 功能类型:编辑</text:span></text:p>
      <text:p text:style-name="P7"><text:tab/><text:tab/><text:tab/><text:tab/>功能名称<text:span text:style-name="T12">6:解冻 功能类型:编辑</text:span></text:p>
      <text:p text:style-name="P7"><text:tab/><text:tab/><text:tab/>导航名_<text:span text:style-name="T12">2:对外人员信息</text:span></text:p>
      <text:p text:style-name="P7"><text:tab/><text:tab/><text:tab/><text:tab/>功能名称<text:span text:style-name="T12">1:列表 功能类型:网格</text:span></text:p>
      <text:list xml:id="list92997372962605498" text:style-name="L21">
        <text:list-item>
          <text:p text:style-name="P38">字段名:使用类型</text:p>
        </text:list-item>
        <text:list-item>
          <text:p text:style-name="P38">字段名:姓名</text:p>
        </text:list-item>
        <text:list-item>
          <text:p text:style-name="P38">字段名:员工编号</text:p>
        </text:list-item>
        <text:list-item>
          <text:p text:style-name="P38">字段名:项目组</text:p>
        </text:list-item>
        <text:list-item>
          <text:p text:style-name="P38">字段名:职位</text:p>
        </text:list-item>
        <text:list-item>
          <text:p text:style-name="P38">字段名:学历</text:p>
        </text:list-item>
        <text:list-item>
          <text:p text:style-name="P38">字段名:专业</text:p>
        </text:list-item>
        <text:list-item>
          <text:p text:style-name="P38">字段名:毕业学校</text:p>
        </text:list-item>
        <text:list-item>
          <text:p text:style-name="P38">字段名:毕业时间</text:p>
        </text:list-item>
        <text:list-item>
          <text:p text:style-name="P38">字段名:入职时间</text:p>
        </text:list-item>
        <text:list-item>
          <text:p text:style-name="P38">字段名:在职时间<text:span text:style-name="T3">(月)</text:span></text:p>
        </text:list-item>
        <text:list-item>
          <text:p text:style-name="P38">字段名:电话号码</text:p>
        </text:list-item>
        <text:list-item>
          <text:p text:style-name="P38">字段名:出生日期</text:p>
        </text:list-item>
        <text:list-item>
          <text:p text:style-name="P38">字段名:户籍地址</text:p>
        </text:list-item>
        <text:list-item>
          <text:p text:style-name="P38">字段名:身份证号码</text:p>
        </text:list-item>
        <text:list-item>
          <text:p text:style-name="P38">字段名:银行卡号</text:p>
        </text:list-item>
        <text:list-item>
          <text:p text:style-name="P38">字段名:开户行</text:p>
        </text:list-item>
        <text:list-item>
          <text:p text:style-name="P38">字段名:邮箱</text:p>
        </text:list-item>
        <text:list-item>
          <text:p text:style-name="P38">字段名:状态</text:p>
        </text:list-item>
      </text:list>
      <text:p text:style-name="P7"><text:tab/><text:tab/><text:tab/><text:tab/>功能名称<text:span text:style-name="T12">2:添加 功能类型:编辑</text:span></text:p>
      <text:list xml:id="list61089972048219109" text:style-name="L22">
        <text:list-item>
          <text:p text:style-name="P39">字段名:使用类型 字段类型:单选框 必填</text:p>
        </text:list-item>
        <text:list-item>
          <text:p text:style-name="P39">字段名:姓名 字段类型:单选框 必填</text:p>
        </text:list-item>
        <text:list-item>
          <text:p text:style-name="P39">字段名:项目组 字段类型:文本框 必填</text:p>
        </text:list-item>
        <text:list-item>
          <text:p text:style-name="P39">字段名:职位 字段类型:文本框 必填</text:p>
        </text:list-item>
        <text:list-item>
          <text:p text:style-name="P39">字段名:学历 字段类型:文本框 必填</text:p>
        </text:list-item>
        <text:list-item>
          <text:p text:style-name="P39">字段名:专业 字段类型:文本框 必填</text:p>
        </text:list-item>
        <text:list-item>
          <text:p text:style-name="P39">字段名:毕业学校 字段类型:文本框 非必填</text:p>
        </text:list-item>
        <text:list-item>
          <text:p text:style-name="P39">字段名:毕业时间 字段类型:<text:bookmark-start text:name="__DdeLink__835_1396048250"/>日期<text:bookmark-end text:name="__DdeLink__835_1396048250"/>框 非必填</text:p>
        </text:list-item>
        <text:list-item>
          <text:p text:style-name="P40">字段名:入职时间 字段类型:日期框 必填</text:p>
        </text:list-item>
        <text:list-item>
          <text:p text:style-name="P39">字段名:电话号码 字段类型:文本框 必填</text:p>
        </text:list-item>
        <text:list-item>
          <text:p text:style-name="P40">字段名:出生日期 字段类型:日期框 非必填</text:p>
        </text:list-item>
        <text:list-item>
          <text:p text:style-name="P39">字段名:户籍地址 字段类型:文本框 必填</text:p>
        </text:list-item>
        <text:list-item>
          <text:p text:style-name="P39">字段名:身份证号码 字段类型:文本框 必填</text:p>
        </text:list-item>
        <text:list-item>
          <text:p text:style-name="P39"><text:soft-page-break/>字段名:银行卡号 字段类型:文本框 非必填</text:p>
        </text:list-item>
        <text:list-item>
          <text:p text:style-name="P39">字段名:开户行 字段类型:文本框 非必填</text:p>
        </text:list-item>
        <text:list-item>
          <text:p text:style-name="P39">字段名:邮箱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955294273596971301" text:style-name="L23">
        <text:list-item>
          <text:p text:style-name="P41">字段名:使用类型 字段类型:单选框 必填</text:p>
        </text:list-item>
        <text:list-item>
          <text:p text:style-name="P41">字段名:姓名 字段类型:单选框 必填</text:p>
        </text:list-item>
        <text:list-item>
          <text:p text:style-name="P41">字段名:项目组 字段类型:文本框 必填</text:p>
        </text:list-item>
        <text:list-item>
          <text:p text:style-name="P41">字段名:职位 字段类型:文本框 必填</text:p>
        </text:list-item>
        <text:list-item>
          <text:p text:style-name="P41">字段名:学历 字段类型:文本框 必填</text:p>
        </text:list-item>
        <text:list-item>
          <text:p text:style-name="P41">字段名:专业 字段类型:文本框 必填</text:p>
        </text:list-item>
        <text:list-item>
          <text:p text:style-name="P41">字段名:毕业学校 字段类型:文本框 非必填</text:p>
        </text:list-item>
        <text:list-item>
          <text:p text:style-name="P42">字段名:毕业时间 字段类型:日期框 非必填</text:p>
        </text:list-item>
        <text:list-item>
          <text:p text:style-name="P42">字段名:入职时间 字段类型:日期框 必填</text:p>
        </text:list-item>
        <text:list-item>
          <text:p text:style-name="P41">字段名:电话号码 字段类型:文本框 必填</text:p>
        </text:list-item>
        <text:list-item>
          <text:p text:style-name="P42">字段名:出生日期 字段类型:日期框 非必填</text:p>
        </text:list-item>
        <text:list-item>
          <text:p text:style-name="P41">字段名:户籍地址 字段类型:文本框 必填</text:p>
        </text:list-item>
        <text:list-item>
          <text:p text:style-name="P41">字段名:身份证号码 字段类型:文本框 必填</text:p>
        </text:list-item>
        <text:list-item>
          <text:p text:style-name="P41">字段名:银行卡号 字段类型:文本框 非必填</text:p>
        </text:list-item>
        <text:list-item>
          <text:p text:style-name="P41">字段名:开户行 字段类型:文本框 非必填</text:p>
        </text:list-item>
        <text:list-item>
          <text:p text:style-name="P41">字段名:邮箱 字段类型:文本框 非必填</text:p>
        </text:list-item>
      </text:list>
      <text:p text:style-name="P7"><text:tab/><text:tab/><text:tab/><text:tab/>功能名称<text:span text:style-name="T12">3:删除 功能类型:编辑</text:span></text:p>
      <text:p text:style-name="P7"><text:tab/><text:tab/>导航下拉条_<text:span text:style-name="T12">4:其他信息</text:span></text:p>
      <text:p text:style-name="P7"><text:tab/><text:tab/><text:tab/>导航名_<text:span text:style-name="T12">1:</text:span><text:bookmark-start text:name="__DdeLink__829_1396048250"/><text:span text:style-name="T12">公司社保购买类型</text:span><text:bookmark-end text:name="__DdeLink__829_1396048250"/></text:p>
      <text:p text:style-name="P8"><text:tab/><text:tab/><text:tab/><text:tab/>功能名称<text:span text:style-name="T12">1:列表 功能类型:网格</text:span></text:p>
      <text:list xml:id="list3539105378611459524" text:style-name="L24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8"><text:tab/><text:tab/><text:tab/><text:tab/>功能名称<text:span text:style-name="T12">2:添加 功能类型:编辑</text:span></text:p>
      <text:list xml:id="list4660755363841093750" text:style-name="L25">
        <text:list-item>
          <text:p text:style-name="P44">字段名:类型 字段类型:文本框 必填</text:p>
        </text:list-item>
        <text:list-item>
          <text:p text:style-name="P44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1754332387671965048" text:style-name="L26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3">2:劳动关系类型</text:span></text:p>
      <text:p text:style-name="P8"><text:tab/><text:tab/><text:tab/><text:tab/>功能名称<text:span text:style-name="T12">1:列表 功能类型:网格</text:span></text:p>
      <text:list xml:id="list2282999412964006102" text:style-name="L27">
        <text:list-item>
          <text:p text:style-name="P46">字段名:类型</text:p>
        </text:list-item>
        <text:list-item>
          <text:p text:style-name="P46">字段名:描述</text:p>
        </text:list-item>
        <text:list-item>
          <text:p text:style-name="P46">字段名:状态</text:p>
        </text:list-item>
      </text:list>
      <text:p text:style-name="P8"><text:tab/><text:tab/><text:tab/><text:tab/>功能名称<text:span text:style-name="T12">2:添加 功能类型:编辑</text:span></text:p>
      <text:list xml:id="list1149378740663782911" text:style-name="L28">
        <text:list-item>
          <text:p text:style-name="P47">字段名:类型 字段类型:文本框 必填</text:p>
        </text:list-item>
        <text:list-item>
          <text:p text:style-name="P47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4163908060653472612" text:style-name="L29">
        <text:list-item>
          <text:p text:style-name="P48">字段名:类型 字段类型:文本框 必填</text:p>
        </text:list-item>
        <text:list-item>
          <text:p text:style-name="P48"><text:soft-page-break/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4">3:</text:span><text:bookmark-start text:name="__DdeLink__831_1396048250"/><text:span text:style-name="T14">附件类型</text:span><text:bookmark-end text:name="__DdeLink__831_1396048250"/></text:p>
      <text:p text:style-name="P8"><text:tab/><text:tab/><text:tab/><text:tab/>功能名称<text:span text:style-name="T12">1:列表 功能类型:网格</text:span></text:p>
      <text:list xml:id="list5497595775649601574" text:style-name="L30">
        <text:list-item>
          <text:p text:style-name="P49">字段名:类型</text:p>
        </text:list-item>
        <text:list-item>
          <text:p text:style-name="P49">字段名:描述</text:p>
        </text:list-item>
        <text:list-item>
          <text:p text:style-name="P49">字段名:状态</text:p>
        </text:list-item>
      </text:list>
      <text:p text:style-name="P8"><text:tab/><text:tab/><text:tab/><text:tab/>功能名称<text:span text:style-name="T12">2:添加 功能类型:编辑</text:span></text:p>
      <text:list xml:id="list876561059375006168" text:style-name="L31">
        <text:list-item>
          <text:p text:style-name="P50">字段名:类型 字段类型:文本框 必填</text:p>
        </text:list-item>
        <text:list-item>
          <text:p text:style-name="P50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7774044221390296673" text:style-name="L32">
        <text:list-item>
          <text:p text:style-name="P51">字段名:类型 字段类型:文本框 必填</text:p>
        </text:list-item>
        <text:list-item>
          <text:p text:style-name="P51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08-05T17:38:13.805409191</dc:date>
    <meta:editing-duration>PT8H43M46S</meta:editing-duration>
    <meta:editing-cycles>22</meta:editing-cycles>
    <meta:generator>LibreOffice/5.1.5.2$Linux_X86_64 LibreOffice_project/10$Build-2</meta:generator>
    <meta:document-statistic meta:table-count="0" meta:image-count="0" meta:object-count="0" meta:page-count="8" meta:paragraph-count="339" meta:word-count="4676" meta:character-count="5872" meta:non-whitespace-character-count="5269"/>
  </office:meta>
</office:document-meta>
</file>